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1555262A331A8374749.png" manifest:media-type="image/png"/>
  <manifest:file-entry manifest:full-path="Pictures/100000000000048100000358C2016543534A9C4A.png" manifest:media-type="image/png"/>
  <manifest:file-entry manifest:full-path="Pictures/10000000000003BF000000F974BFA5991D134C77.png" manifest:media-type="image/png"/>
  <manifest:file-entry manifest:full-path="Pictures/100000000000048E0000035F9884D446552F5226.png" manifest:media-type="image/png"/>
  <manifest:file-entry manifest:full-path="Pictures/100000000000036A000002161D35EA4F6DB5CEBB.png" manifest:media-type="image/png"/>
  <manifest:file-entry manifest:full-path="Pictures/100000000000047B0000035FE76482E86CE9ED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.932cm" svg:height="15.749cm" svg:x="3.622cm" svg:y="0.06cm">
          <draw:image xlink:href="Pictures/100000000000047B0000035FE76482E86CE9ED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19.303cm" svg:height="11.793cm" svg:x="4.436cm" svg:y="2.038cm">
          <draw:image xlink:href="Pictures/100000000000036A000002161D35EA4F6DB5CE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1.278cm" svg:height="15.749cm" svg:x="3.449cm" svg:y="0.06cm">
          <draw:image xlink:href="Pictures/100000000000048E0000035F9884D446552F522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1.18cm" svg:height="5.499cm" svg:x="3.498cm" svg:y="5.185cm">
          <draw:image xlink:href="Pictures/10000000000003BF000000F974BFA5991D134C7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1.213cm" svg:height="15.749cm" svg:x="3.481cm" svg:y="0.06cm">
          <draw:image xlink:href="Pictures/100000000000048100000358C2016543534A9C4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1.733cm" svg:height="7.531cm" svg:x="3.221cm" svg:y="4.169cm">
          <draw:image xlink:href="Pictures/10000000000003D8000001555262A331A837474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Haase</meta:initial-creator>
    <meta:creation-date>2024-01-24T15:40:19.075912292</meta:creation-date>
    <dc:date>2024-01-24T15:45:51.100956097</dc:date>
    <dc:creator>Thomas Haase</dc:creator>
    <meta:editing-duration>PT5M33S</meta:editing-duration>
    <meta:editing-cycles>1</meta:editing-cycles>
    <meta:document-statistic meta:object-count="39"/>
    <meta:generator>LibreOffice/7.3.7.2$Linux_X86_64 LibreOffice_project/30$Build-2</meta:generator>
  </office:meta>
</office:document-meta>
</file>